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058cm" fo:margin-right="1.058cm" fo:margin-top="0cm" fo:margin-bottom="0.529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a plus de 25 ans et reste le langage de programmation le plus populaire parmi les développeurs, malgré tous les nouveaux venus qui ont fait leur apparition ces dernières années. Dans un monde où les nouvelles technologies remplacent rapidement les anciennes, aucune n’a pu remplacer Java.</text:p>
      <text:p text:style-name="P1">L’une des principales raisons pour lesquelles Java est le premier choix chez les développeurs d’applications est qu’il est très facile à apprendre et à utiliser, et qu’il dispose également d’une communauté très large, qui constitue une aide bienvenue pour les nouveaux développeurs.</text:p>
      <text:p text:style-name="P1">Malgré sa facilité d’apprentissage, Java est un langage de programmation très puissant pour les applications mobi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Juhel</meta:initial-creator>
    <meta:creation-date>2021-10-06T20:40:32.63</meta:creation-date>
    <meta:document-statistic meta:table-count="0" meta:image-count="0" meta:object-count="0" meta:page-count="1" meta:paragraph-count="3" meta:word-count="105" meta:character-count="692"/>
    <dc:date>2021-10-06T20:41:26.08</dc:date>
    <dc:creator>Marc Juhel</dc:creator>
    <meta:editing-duration>PT53S</meta:editing-duration>
    <meta:editing-cycles>1</meta:editing-cycles>
    <meta:generator>OpenOffice/4.1.10$Win32 OpenOffice.org_project/4110m2$Build-9807</meta:generator>
  </office:meta>
</office:document-meta>
</file>